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8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8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8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8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8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5" office:value-type="date" office:date-value="2014-04-19">
            <text:p>04/19/14</text:p>
          </table:table-cell>
          <table:table-cell table:style-name="ce8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7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8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8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 office:value-type="string">
            <text:p>3 hours 11</text:p>
          </table:table-cell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9T18:44:50</dc:date>
    <meta:generator>LibreOffice/3.5$Linux_X86_64 LibreOffice_project/350m1$Build-2</meta:generator>
    <meta:editing-duration>P2DT18H52M28S</meta:editing-duration>
    <meta:editing-cycles>133</meta:editing-cycles>
    <meta:document-statistic meta:table-count="1" meta:cell-count="2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